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9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0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1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1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2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4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5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6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1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2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3" style:parent-style-name="Standard" style:family="paragraph">
      <style:paragraph-properties fo:text-align="justify"/>
    </style:style>
    <style:style style:name="T44" style:parent-style-name="Tipodeletrapredefinidodoparágrafo" style:family="text">
      <style:text-properties style:font-size-complex="16pt"/>
    </style:style>
    <style:style style:name="T45" style:parent-style-name="Tipodeletrapredefinidodoparágrafo" style:family="text">
      <style:text-properties style:font-size-complex="16pt"/>
    </style:style>
    <style:style style:name="T46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47" style:parent-style-name="Tipodeletrapredefinidodoparágrafo" style:family="text">
      <style:text-properties style:font-size-complex="16pt"/>
    </style:style>
    <style:style style:name="P48" style:parent-style-name="Standard" style:family="paragraph">
      <style:paragraph-properties fo:text-align="justify"/>
      <style:text-properties style:font-size-complex="16pt"/>
    </style:style>
    <style:style style:name="P49" style:parent-style-name="Standard" style:family="paragraph">
      <style:paragraph-properties fo:text-align="justify"/>
    </style:style>
    <style:style style:name="T50" style:parent-style-name="Tipodeletrapredefinidodoparágrafo" style:family="text">
      <style:text-properties style:font-size-complex="16pt"/>
    </style:style>
    <style:style style:name="T51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52" style:parent-style-name="Tipodeletrapredefinidodoparágrafo" style:family="text">
      <style:text-properties style:font-size-complex="16pt"/>
    </style:style>
    <style:style style:name="T53" style:parent-style-name="Tipodeletrapredefinidodoparágrafo" style:family="text">
      <style:text-properties style:font-size-complex="16pt"/>
    </style:style>
    <style:style style:name="T54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55" style:parent-style-name="Tipodeletrapredefinidodoparágrafo" style:family="text">
      <style:text-properties style:font-size-complex="16pt"/>
    </style:style>
    <style:style style:name="P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6" style:parent-style-name="Standard" style:list-style-name="LFO2" style:family="paragraph">
      <style:paragraph-properties fo:text-align="justify"/>
    </style:style>
    <style:style style:name="T77" style:parent-style-name="Tipodeletrapredefinidodoparágrafo" style:family="text">
      <style:text-properties fo:font-size="11pt" style:font-size-asian="11pt" style:font-size-complex="11pt"/>
    </style:style>
    <style:style style:name="T7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79" style:parent-style-name="Tipodeletrapredefinidodoparágrafo" style:family="text">
      <style:text-properties fo:font-size="11pt" style:font-size-asian="11pt" style:font-size-complex="11pt"/>
    </style:style>
    <style:style style:name="P8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6" style:parent-style-name="Standard" style:list-style-name="LFO2" style:family="paragraph">
      <style:paragraph-properties fo:text-align="justify"/>
    </style:style>
    <style:style style:name="T87" style:parent-style-name="Tipodeletrapredefinidodoparágrafo" style:family="text">
      <style:text-properties fo:font-size="11pt" style:font-size-asian="11pt" style:font-size-complex="11pt"/>
    </style:style>
    <style:style style:name="T8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9" style:parent-style-name="Tipodeletrapredefinidodoparágrafo" style:family="text">
      <style:text-properties fo:font-size="11pt" style:font-size-asian="11pt" style:font-size-complex="11pt"/>
    </style:style>
    <style:style style:name="T9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91" style:parent-style-name="Tipodeletrapredefinidodoparágrafo" style:family="text">
      <style:text-properties fo:font-size="11pt" style:font-size-asian="11pt" style:font-size-complex="11pt"/>
    </style:style>
    <style:style style:name="T92" style:parent-style-name="Tipodeletrapredefinidodoparágrafo" style:family="text">
      <style:text-properties fo:font-size="11pt" style:font-size-asian="11pt" style:font-size-complex="11pt"/>
    </style:style>
    <style:style style:name="T9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94" style:parent-style-name="Tipodeletrapredefinidodoparágrafo" style:family="text">
      <style:text-properties fo:font-size="11pt" style:font-size-asian="11pt" style:font-size-complex="11pt"/>
    </style:style>
    <style:style style:name="P9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9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9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9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9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5" style:parent-style-name="Standard" style:list-style-name="LFO2" style:family="paragraph">
      <style:paragraph-properties fo:text-align="justify"/>
    </style:style>
    <style:style style:name="T106" style:parent-style-name="Tipodeletrapredefinidodoparágrafo" style:family="text">
      <style:text-properties fo:font-size="11pt" style:font-size-asian="11pt" style:font-size-complex="11pt"/>
    </style:style>
    <style:style style:name="T10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08" style:parent-style-name="Tipodeletrapredefinidodoparágrafo" style:family="text">
      <style:text-properties fo:font-size="11pt" style:font-size-asian="11pt" style:font-size-complex="11pt"/>
    </style:style>
    <style:style style:name="T109" style:parent-style-name="Tipodeletrapredefinidodoparágrafo" style:family="text">
      <style:text-properties fo:font-size="11pt" style:font-size-asian="11pt" style:font-size-complex="11pt"/>
    </style:style>
    <style:style style:name="T11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11" style:parent-style-name="Tipodeletrapredefinidodoparágrafo" style:family="text">
      <style:text-properties fo:font-size="11pt" style:font-size-asian="11pt" style:font-size-complex="11pt"/>
    </style:style>
    <style:style style:name="T11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13" style:parent-style-name="Tipodeletrapredefinidodoparágrafo" style:family="text">
      <style:text-properties fo:font-size="11pt" style:font-size-asian="11pt" style:font-size-complex="11pt"/>
    </style:style>
    <style:style style:name="P11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24" style:parent-style-name="Standard" style:list-style-name="LFO2" style:family="paragraph">
      <style:paragraph-properties fo:text-align="justify"/>
    </style:style>
    <style:style style:name="T125" style:parent-style-name="Tipodeletrapredefinidodoparágrafo" style:family="text">
      <style:text-properties fo:font-size="11pt" style:font-size-asian="11pt" style:font-size-complex="11pt"/>
    </style:style>
    <style:style style:name="T12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27" style:parent-style-name="Tipodeletrapredefinidodoparágrafo" style:family="text">
      <style:text-properties fo:font-size="11pt" style:font-size-asian="11pt" style:font-size-complex="11pt"/>
    </style:style>
    <style:style style:name="T12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29" style:parent-style-name="Tipodeletrapredefinidodoparágrafo" style:family="text">
      <style:text-properties fo:font-size="11pt" style:font-size-asian="11pt" style:font-size-complex="11pt"/>
    </style:style>
    <style:style style:name="T130" style:parent-style-name="Tipodeletrapredefinidodoparágrafo" style:family="text">
      <style:text-properties fo:font-size="11pt" style:font-size-asian="11pt" style:font-size-complex="11pt"/>
    </style:style>
    <style:style style:name="P13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7" style:parent-style-name="Standard" style:list-style-name="LFO2" style:family="paragraph">
      <style:paragraph-properties fo:text-align="justify"/>
    </style:style>
    <style:style style:name="T138" style:parent-style-name="Tipodeletrapredefinidodoparágrafo" style:family="text">
      <style:text-properties fo:font-size="11pt" style:font-size-asian="11pt" style:font-size-complex="11pt"/>
    </style:style>
    <style:style style:name="T13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40" style:parent-style-name="Tipodeletrapredefinidodoparágrafo" style:family="text">
      <style:text-properties fo:font-size="11pt" style:font-size-asian="11pt" style:font-size-complex="11pt"/>
    </style:style>
    <style:style style:name="T14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42" style:parent-style-name="Tipodeletrapredefinidodoparágrafo" style:family="text">
      <style:text-properties fo:font-size="11pt" style:font-size-asian="11pt" style:font-size-complex="11pt"/>
    </style:style>
    <style:style style:name="P14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1" style:parent-style-name="Standard" style:list-style-name="LFO2" style:family="paragraph">
      <style:paragraph-properties fo:text-align="justify"/>
    </style:style>
    <style:style style:name="T152" style:parent-style-name="Tipodeletrapredefinidodoparágrafo" style:family="text">
      <style:text-properties fo:font-size="11pt" style:font-size-asian="11pt" style:font-size-complex="11pt"/>
    </style:style>
    <style:style style:name="T15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5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55" style:parent-style-name="Tipodeletrapredefinidodoparágrafo" style:family="text">
      <style:text-properties fo:font-size="11pt" style:font-size-asian="11pt" style:font-size-complex="11pt"/>
    </style:style>
    <style:style style:name="P1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2" style:parent-style-name="Standard" style:list-style-name="LFO2" style:family="paragraph">
      <style:paragraph-properties fo:text-align="justify"/>
    </style:style>
    <style:style style:name="T163" style:parent-style-name="Tipodeletrapredefinidodoparágrafo" style:family="text">
      <style:text-properties fo:font-size="11pt" style:font-size-asian="11pt" style:font-size-complex="11pt"/>
    </style:style>
    <style:style style:name="T164" style:parent-style-name="Tipodeletrapredefinidodoparágrafo" style:family="text">
      <style:text-properties fo:font-size="11pt" style:font-size-asian="11pt" style:font-size-complex="11pt"/>
    </style:style>
    <style:style style:name="T16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66" style:parent-style-name="Tipodeletrapredefinidodoparágrafo" style:family="text">
      <style:text-properties fo:font-size="11pt" style:font-size-asian="11pt" style:font-size-complex="11pt"/>
    </style:style>
    <style:style style:name="T167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68" style:parent-style-name="Tipodeletrapredefinidodoparágrafo" style:family="text">
      <style:text-properties fo:font-size="11pt" style:font-size-asian="11pt" style:font-size-complex="11pt"/>
    </style:style>
    <style:style style:name="T16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70" style:parent-style-name="Tipodeletrapredefinidodoparágrafo" style:family="text">
      <style:text-properties fo:font-size="11pt" style:font-size-asian="11pt" style:font-size-complex="11pt"/>
    </style:style>
    <style:style style:name="T17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72" style:parent-style-name="Tipodeletrapredefinidodoparágrafo" style:family="text">
      <style:text-properties fo:font-size="11pt" style:font-size-asian="11pt" style:font-size-complex="11pt"/>
    </style:style>
    <style:style style:name="T173" style:parent-style-name="Tipodeletrapredefinidodoparágrafo" style:family="text">
      <style:text-properties fo:font-size="11pt" style:font-size-asian="11pt" style:font-size-complex="11pt"/>
    </style:style>
    <style:style style:name="P1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6" style:parent-style-name="Standard" style:list-style-name="LFO2" style:family="paragraph">
      <style:paragraph-properties fo:text-align="justify"/>
    </style:style>
    <style:style style:name="T187" style:parent-style-name="Tipodeletrapredefinidodoparágrafo" style:family="text">
      <style:text-properties fo:font-size="11pt" style:font-size-asian="11pt" style:font-size-complex="11pt"/>
    </style:style>
    <style:style style:name="T18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89" style:parent-style-name="Tipodeletrapredefinidodoparágrafo" style:family="text">
      <style:text-properties fo:font-size="11pt" style:font-size-asian="11pt" style:font-size-complex="11pt"/>
    </style:style>
    <style:style style:name="T19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91" style:parent-style-name="Tipodeletrapredefinidodoparágrafo" style:family="text">
      <style:text-properties fo:font-size="11pt" style:font-size-asian="11pt" style:font-size-complex="11pt"/>
    </style:style>
    <style:style style:name="P19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9" style:parent-style-name="Standard" style:list-style-name="LFO2" style:family="paragraph">
      <style:paragraph-properties fo:text-align="justify"/>
    </style:style>
    <style:style style:name="T200" style:parent-style-name="Tipodeletrapredefinidodoparágrafo" style:family="text">
      <style:text-properties fo:font-size="11pt" style:font-size-asian="11pt" style:font-size-complex="11pt"/>
    </style:style>
    <style:style style:name="T20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02" style:parent-style-name="Tipodeletrapredefinidodoparágrafo" style:family="text">
      <style:text-properties fo:font-size="11pt" style:font-size-asian="11pt" style:font-size-complex="11pt"/>
    </style:style>
    <style:style style:name="T20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04" style:parent-style-name="Tipodeletrapredefinidodoparágrafo" style:family="text">
      <style:text-properties fo:font-size="11pt" style:font-size-asian="11pt" style:font-size-complex="11pt"/>
    </style:style>
    <style:style style:name="P20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0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0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0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0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4" style:parent-style-name="Standard" style:list-style-name="LFO2" style:family="paragraph">
      <style:paragraph-properties fo:text-align="justify"/>
    </style:style>
    <style:style style:name="T215" style:parent-style-name="Tipodeletrapredefinidodoparágrafo" style:family="text">
      <style:text-properties fo:font-size="11pt" style:font-size-asian="11pt" style:font-size-complex="11pt"/>
    </style:style>
    <style:style style:name="T21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1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18" style:parent-style-name="Tipodeletrapredefinidodoparágrafo" style:family="text">
      <style:text-properties fo:font-size="11pt" style:font-size-asian="11pt" style:font-size-complex="11pt"/>
    </style:style>
    <style:style style:name="T21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20" style:parent-style-name="Tipodeletrapredefinidodoparágrafo" style:family="text">
      <style:text-properties fo:font-size="11pt" style:font-size-asian="11pt" style:font-size-complex="11pt"/>
    </style:style>
    <style:style style:name="P22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9" style:parent-style-name="Standard" style:list-style-name="LFO2" style:family="paragraph">
      <style:paragraph-properties fo:text-align="justify"/>
    </style:style>
    <style:style style:name="T230" style:parent-style-name="Tipodeletrapredefinidodoparágrafo" style:family="text">
      <style:text-properties fo:font-size="11pt" style:font-size-asian="11pt" style:font-size-complex="11pt"/>
    </style:style>
    <style:style style:name="T23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32" style:parent-style-name="Tipodeletrapredefinidodoparágrafo" style:family="text">
      <style:text-properties fo:font-size="11pt" style:font-size-asian="11pt" style:font-size-complex="11pt"/>
    </style:style>
    <style:style style:name="T23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34" style:parent-style-name="Tipodeletrapredefinidodoparágrafo" style:family="text">
      <style:text-properties fo:font-size="11pt" style:font-size-asian="11pt" style:font-size-complex="11pt"/>
    </style:style>
    <style:style style:name="T235" style:parent-style-name="Tipodeletrapredefinidodoparágrafo" style:family="text">
      <style:text-properties fo:font-size="11pt" style:font-size-asian="11pt" style:font-size-complex="11pt"/>
    </style:style>
    <style:style style:name="P23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4" style:parent-style-name="Standard" style:list-style-name="LFO2" style:family="paragraph">
      <style:paragraph-properties fo:text-align="justify"/>
    </style:style>
    <style:style style:name="T245" style:parent-style-name="Tipodeletrapredefinidodoparágrafo" style:family="text">
      <style:text-properties fo:font-size="11pt" style:font-size-asian="11pt" style:font-size-complex="11pt"/>
    </style:style>
    <style:style style:name="T24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47" style:parent-style-name="Tipodeletrapredefinidodoparágrafo" style:family="text">
      <style:text-properties fo:font-size="11pt" style:font-size-asian="11pt" style:font-size-complex="11pt"/>
    </style:style>
    <style:style style:name="T24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49" style:parent-style-name="Tipodeletrapredefinidodoparágrafo" style:family="text">
      <style:text-properties fo:font-size="11pt" style:font-size-asian="11pt" style:font-size-complex="11pt"/>
    </style:style>
    <style:style style:name="P2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8" style:parent-style-name="Standard" style:list-style-name="LFO2" style:family="paragraph">
      <style:paragraph-properties fo:text-align="justify"/>
    </style:style>
    <style:style style:name="T259" style:parent-style-name="Tipodeletrapredefinidodoparágrafo" style:family="text">
      <style:text-properties fo:font-size="11pt" style:font-size-asian="11pt" style:font-size-complex="11pt"/>
    </style:style>
    <style:style style:name="T26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61" style:parent-style-name="Tipodeletrapredefinidodoparágrafo" style:family="text">
      <style:text-properties fo:font-size="11pt" style:font-size-asian="11pt" style:font-size-complex="11pt"/>
    </style:style>
    <style:style style:name="T26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63" style:parent-style-name="Tipodeletrapredefinidodoparágrafo" style:family="text">
      <style:text-properties fo:font-size="11pt" style:font-size-asian="11pt" style:font-size-complex="11pt"/>
    </style:style>
    <style:style style:name="T264" style:parent-style-name="Tipodeletrapredefinidodoparágrafo" style:family="text">
      <style:text-properties fo:font-size="11pt" style:font-size-asian="11pt" style:font-size-complex="11pt"/>
    </style:style>
    <style:style style:name="T26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66" style:parent-style-name="Tipodeletrapredefinidodoparágrafo" style:family="text">
      <style:text-properties fo:font-size="11pt" style:font-size-asian="11pt" style:font-size-complex="11pt"/>
    </style:style>
    <style:style style:name="P2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7" style:parent-style-name="Standard" style:list-style-name="LFO2" style:family="paragraph">
      <style:paragraph-properties fo:text-align="justify"/>
    </style:style>
    <style:style style:name="T278" style:parent-style-name="Tipodeletrapredefinidodoparágrafo" style:family="text">
      <style:text-properties fo:font-size="11pt" style:font-size-asian="11pt" style:font-size-complex="11pt"/>
    </style:style>
    <style:style style:name="T27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80" style:parent-style-name="Tipodeletrapredefinidodoparágrafo" style:family="text">
      <style:text-properties fo:font-size="11pt" style:font-size-asian="11pt" style:font-size-complex="11pt"/>
    </style:style>
    <style:style style:name="T28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82" style:parent-style-name="Tipodeletrapredefinidodoparágrafo" style:family="text">
      <style:text-properties fo:font-size="11pt" style:font-size-asian="11pt" style:font-size-complex="11pt"/>
    </style:style>
    <style:style style:name="T283" style:parent-style-name="Tipodeletrapredefinidodoparágrafo" style:family="text">
      <style:text-properties fo:font-size="11pt" style:font-size-asian="11pt" style:font-size-complex="11pt"/>
    </style:style>
    <style:style style:name="T28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85" style:parent-style-name="Tipodeletrapredefinidodoparágrafo" style:family="text">
      <style:text-properties fo:font-size="11pt" style:font-size-asian="11pt" style:font-size-complex="11pt"/>
    </style:style>
    <style:style style:name="P2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6" style:parent-style-name="Standard" style:list-style-name="LFO2" style:family="paragraph">
      <style:paragraph-properties fo:text-align="justify"/>
    </style:style>
    <style:style style:name="T297" style:parent-style-name="Tipodeletrapredefinidodoparágrafo" style:family="text">
      <style:text-properties fo:font-size="11pt" style:font-size-asian="11pt" style:font-size-complex="11pt"/>
    </style:style>
    <style:style style:name="T29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99" style:parent-style-name="Tipodeletrapredefinidodoparágrafo" style:family="text">
      <style:text-properties fo:font-size="11pt" style:font-size-asian="11pt" style:font-size-complex="11pt"/>
    </style:style>
    <style:style style:name="T300" style:parent-style-name="Tipodeletrapredefinidodoparágrafo" style:family="text">
      <style:text-properties fo:font-size="11pt" style:font-size-asian="11pt" style:font-size-complex="11pt"/>
    </style:style>
    <style:style style:name="T30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02" style:parent-style-name="Tipodeletrapredefinidodoparágrafo" style:family="text">
      <style:text-properties fo:font-size="11pt" style:font-size-asian="11pt" style:font-size-complex="11pt"/>
    </style:style>
    <style:style style:name="T30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04" style:parent-style-name="Tipodeletrapredefinidodoparágrafo" style:family="text">
      <style:text-properties fo:font-size="11pt" style:font-size-asian="11pt" style:font-size-complex="11pt"/>
    </style:style>
    <style:style style:name="P30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1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1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1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1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15" style:parent-style-name="Standard" style:list-style-name="LFO2" style:family="paragraph">
      <style:paragraph-properties fo:text-align="justify"/>
    </style:style>
    <style:style style:name="T316" style:parent-style-name="Tipodeletrapredefinidodoparágrafo" style:family="text">
      <style:text-properties fo:font-size="11pt" style:font-size-asian="11pt" style:font-size-complex="11pt"/>
    </style:style>
    <style:style style:name="T31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18" style:parent-style-name="Tipodeletrapredefinidodoparágrafo" style:family="text">
      <style:text-properties fo:font-size="11pt" style:font-size-asian="11pt" style:font-size-complex="11pt"/>
    </style:style>
    <style:style style:name="P31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5" style:parent-style-name="Standard" style:list-style-name="LFO2" style:family="paragraph">
      <style:paragraph-properties fo:text-align="justify"/>
    </style:style>
    <style:style style:name="T326" style:parent-style-name="Tipodeletrapredefinidodoparágrafo" style:family="text">
      <style:text-properties fo:font-size="11pt" style:font-size-asian="11pt" style:font-size-complex="11pt"/>
    </style:style>
    <style:style style:name="T32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28" style:parent-style-name="Tipodeletrapredefinidodoparágrafo" style:family="text">
      <style:text-properties fo:font-size="11pt" style:font-size-asian="11pt" style:font-size-complex="11pt"/>
    </style:style>
    <style:style style:name="T32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30" style:parent-style-name="Tipodeletrapredefinidodoparágrafo" style:family="text">
      <style:text-properties fo:font-size="11pt" style:font-size-asian="11pt" style:font-size-complex="11pt"/>
    </style:style>
    <style:style style:name="T33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32" style:parent-style-name="Tipodeletrapredefinidodoparágrafo" style:family="text">
      <style:text-properties fo:font-size="11pt" style:font-size-asian="11pt" style:font-size-complex="11pt"/>
    </style:style>
    <style:style style:name="T333" style:parent-style-name="Tipodeletrapredefinidodoparágrafo" style:family="text">
      <style:text-properties fo:font-size="11pt" style:font-size-asian="11pt" style:font-size-complex="11pt"/>
    </style:style>
    <style:style style:name="P33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0" style:parent-style-name="Standard" style:list-style-name="LFO2" style:family="paragraph">
      <style:paragraph-properties fo:text-align="justify"/>
    </style:style>
    <style:style style:name="T351" style:parent-style-name="Tipodeletrapredefinidodoparágrafo" style:family="text">
      <style:text-properties fo:font-size="11pt" style:font-size-asian="11pt" style:font-size-complex="11pt"/>
    </style:style>
    <style:style style:name="T35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53" style:parent-style-name="Tipodeletrapredefinidodoparágrafo" style:family="text">
      <style:text-properties fo:font-size="11pt" style:font-size-asian="11pt" style:font-size-complex="11pt"/>
    </style:style>
    <style:style style:name="T354" style:parent-style-name="Tipodeletrapredefinidodoparágrafo" style:family="text">
      <style:text-properties fo:font-size="11pt" style:font-size-asian="11pt" style:font-size-complex="11pt"/>
    </style:style>
    <style:style style:name="T35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56" style:parent-style-name="Tipodeletrapredefinidodoparágrafo" style:family="text">
      <style:text-properties fo:font-size="11pt" style:font-size-asian="11pt" style:font-size-complex="11pt"/>
    </style:style>
    <style:style style:name="T357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58" style:parent-style-name="Tipodeletrapredefinidodoparágrafo" style:family="text">
      <style:text-properties fo:font-size="11pt" style:font-size-asian="11pt" style:font-size-complex="11pt"/>
    </style:style>
    <style:style style:name="T35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60" style:parent-style-name="Tipodeletrapredefinidodoparágrafo" style:family="text">
      <style:text-properties fo:font-size="11pt" style:font-size-asian="11pt" style:font-size-complex="11pt"/>
    </style:style>
    <style:style style:name="P36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1" style:parent-style-name="Standard" style:family="paragraph">
      <style:paragraph-properties fo:text-align="justify"/>
      <style:text-properties style:font-size-complex="16pt"/>
    </style:style>
    <style:style style:name="P372" style:parent-style-name="Standard" style:family="paragraph">
      <style:paragraph-properties fo:text-align="justify"/>
      <style:text-properties style:font-size-complex="16pt"/>
    </style:style>
    <style:style style:name="P373" style:parent-style-name="Standard" style:family="paragraph">
      <style:paragraph-properties fo:text-align="justify"/>
      <style:text-properties style:font-size-complex="16pt"/>
    </style:style>
    <style:style style:name="P374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375" style:parent-style-name="Standard" style:family="paragraph">
      <style:paragraph-properties fo:text-align="justify"/>
      <style:text-properties style:font-size-complex="16pt"/>
    </style:style>
    <style:style style:name="P376" style:parent-style-name="Standard" style:family="paragraph">
      <style:paragraph-properties fo:text-align="justify"/>
      <style:text-properties style:font-size-complex="16pt"/>
    </style:style>
    <style:style style:name="P377" style:parent-style-name="Standard" style:list-style-name="LFO3" style:family="paragraph">
      <style:paragraph-properties fo:text-align="justify"/>
      <style:text-properties style:font-size-complex="16pt"/>
    </style:style>
    <style:style style:name="P378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79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2" style:parent-style-name="Standard" style:list-style-name="LFO3" style:family="paragraph">
      <style:paragraph-properties fo:text-align="justify"/>
      <style:text-properties style:font-size-complex="16pt"/>
    </style:style>
    <style:style style:name="P383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4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7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8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89" style:parent-style-name="Standard" style:list-style-name="LFO3" style:family="paragraph">
      <style:paragraph-properties fo:text-align="justify"/>
      <style:text-properties style:font-size-complex="16pt"/>
    </style:style>
    <style:style style:name="P39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2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3" style:parent-style-name="Standard" style:list-style-name="LFO3" style:family="paragraph">
      <style:paragraph-properties fo:text-align="justify"/>
      <style:text-properties style:font-size-complex="16pt"/>
    </style:style>
    <style:style style:name="P394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7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398" style:parent-style-name="Standard" style:list-style-name="LFO3" style:family="paragraph">
      <style:paragraph-properties fo:text-align="justify"/>
      <style:text-properties style:font-size-complex="16pt"/>
    </style:style>
    <style:style style:name="P399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2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3" style:parent-style-name="Standard" style:list-style-name="LFO3" style:family="paragraph">
      <style:paragraph-properties fo:text-align="justify"/>
      <style:text-properties style:font-size-complex="16pt"/>
    </style:style>
    <style:style style:name="P404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07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08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09" style:parent-style-name="Standard" style:family="paragraph">
      <style:paragraph-properties fo:text-align="justify"/>
      <style:text-properties style:font-size-complex="16pt"/>
    </style:style>
    <style:style style:name="P410" style:parent-style-name="Standard" style:family="paragraph">
      <style:paragraph-properties fo:text-align="justify"/>
      <style:text-properties style:font-size-complex="16pt"/>
    </style:style>
    <style:style style:name="P411" style:parent-style-name="Standard" style:family="paragraph">
      <style:paragraph-properties fo:text-align="justify"/>
      <style:text-properties style:font-size-complex="16pt"/>
    </style:style>
    <style:style style:name="P412" style:parent-style-name="Standard" style:list-style-name="LFO5" style:family="paragraph">
      <style:paragraph-properties fo:text-align="justify"/>
      <style:text-properties style:font-size-complex="16pt"/>
    </style:style>
    <style:style style:name="P413" style:parent-style-name="Standard" style:list-style-name="LFO5" style:family="paragraph">
      <style:paragraph-properties fo:text-align="justify"/>
      <style:text-properties style:font-size-complex="16pt"/>
    </style:style>
    <style:style style:name="P414" style:parent-style-name="Standard" style:list-style-name="LFO5" style:family="paragraph">
      <style:paragraph-properties fo:text-align="justify"/>
      <style:text-properties style:font-size-complex="16pt"/>
    </style:style>
    <style:style style:name="P415" style:parent-style-name="Standard" style:list-style-name="LFO5" style:family="paragraph">
      <style:paragraph-properties fo:text-align="justify"/>
      <style:text-properties style:font-size-complex="16pt"/>
    </style:style>
    <style:style style:name="P416" style:parent-style-name="Standard" style:list-style-name="LFO5" style:family="paragraph">
      <style:paragraph-properties fo:text-align="justify"/>
      <style:text-properties style:font-size-complex="16pt"/>
    </style:style>
    <style:style style:name="P417" style:parent-style-name="Standard" style:list-style-name="LFO5" style:family="paragraph">
      <style:paragraph-properties fo:text-align="justify"/>
      <style:text-properties style:font-size-complex="16pt"/>
    </style:style>
    <style:style style:name="P418" style:parent-style-name="Standard" style:list-style-name="LFO5" style:family="paragraph">
      <style:paragraph-properties fo:text-align="justify"/>
      <style:text-properties style:font-size-complex="16pt"/>
    </style:style>
    <style:style style:name="P419" style:parent-style-name="Standard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420" style:parent-style-name="Standard" style:family="paragraph">
      <style:paragraph-properties fo:text-align="justify" fo:margin-left="0.25in">
        <style:tab-stops/>
      </style:paragraph-properties>
    </style:style>
    <style:style style:name="T421" style:parent-style-name="Tipodeletrapredefinidodoparágrafo" style:family="text">
      <style:text-properties style:font-size-complex="16pt"/>
    </style:style>
    <style:style style:name="T422" style:parent-style-name="Tipodeletrapredefinidodoparágrafo" style:family="text">
      <style:text-properties fo:font-style="italic" style:font-style-asian="italic" style:font-size-complex="16pt"/>
    </style:style>
    <style:style style:name="T423" style:parent-style-name="Tipodeletrapredefinidodoparágrafo" style:family="text">
      <style:text-properties style:font-size-complex="16pt"/>
    </style:style>
    <style:style style:name="P424" style:parent-style-name="Standard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425" style:parent-style-name="Standard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426" style:parent-style-name="Standard" style:list-style-name="LFO6" style:family="paragraph">
      <style:paragraph-properties fo:text-align="justify"/>
      <style:text-properties style:font-size-complex="16pt"/>
    </style:style>
    <style:style style:name="P427" style:parent-style-name="Standard" style:list-style-name="LFO6" style:family="paragraph">
      <style:paragraph-properties fo:text-align="justify"/>
      <style:text-properties style:font-size-complex="16pt"/>
    </style:style>
    <style:style style:name="P428" style:parent-style-name="Standard" style:list-style-name="LFO6" style:family="paragraph">
      <style:paragraph-properties fo:text-align="justify"/>
      <style:text-properties style:font-size-complex="16pt"/>
    </style:style>
    <style:style style:name="P429" style:parent-style-name="Standard" style:list-style-name="LFO6" style:family="paragraph">
      <style:paragraph-properties fo:text-align="justify"/>
      <style:text-properties style:font-size-complex="16pt"/>
    </style:style>
    <style:style style:name="P430" style:parent-style-name="Standard" style:family="paragraph">
      <style:paragraph-properties fo:text-align="justify"/>
      <style:text-properties style:font-size-complex="16pt"/>
    </style:style>
    <style:style style:name="P431" style:parent-style-name="Standard" style:family="paragraph">
      <style:paragraph-properties fo:text-align="justify"/>
    </style:style>
    <style:style style:name="T432" style:parent-style-name="Tipodeletrapredefinidodoparágrafo" style:family="text">
      <style:text-properties style:font-size-complex="16pt"/>
    </style:style>
  </office:automatic-styles>
  <office:body>
    <office:text text:use-soft-page-breaks="true">
      <text:p text:style-name="P1">Instituto Superior Técnico</text:p>
      <text:p text:style-name="P2"><text:s/></text:p>
      <text:p text:style-name="P3"><text:s/></text:p>
      <text:p text:style-name="P4"><text:s/></text:p>
      <text:p text:style-name="P5">Projeto de Bases de Dados</text:p>
      <text:p text:style-name="P6"/>
      <text:p text:style-name="P7">Parte 3</text:p>
      <text:p text:style-name="P8"><text:s/></text:p>
      <text:p text:style-name="P9"><text:s/></text:p>
      <text:p text:style-name="P10"><text:s/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Grupo 40:</text:p>
      <text:list text:style-name="LFO1" text:continue-numbering="true">
        <text:list-item>
          <text:p text:style-name="P19">Artur Fortunato, nº 86388 (33% de contribuição, 10 horas de esforço)</text:p>
        </text:list-item>
        <text:list-item>
          <text:p text:style-name="P20">Jorge Pacheco, nº 86457 (33% de contribuição, 10 horas de esforço)</text:p>
        </text:list-item>
        <text:list-item>
          <text:p text:style-name="P21">Miguel<text:s/>Rocha, nº 86482 (33% de contribuição, 10 horas de esforço)</text:p>
        </text:list-item>
      </text:list>
      <text:p text:style-name="P22"/>
      <text:p text:style-name="P23"><text:s/></text:p>
      <text:p text:style-name="P24"><text:s/></text:p>
      <text:p text:style-name="P25"><text:s/></text:p>
      <text:p text:style-name="P26"><text:s/></text:p>
      <text:p text:style-name="P27"><text:s/></text:p>
      <text:p text:style-name="P28">Turno: BD22517957L03 (Lab 10)</text:p>
      <text:p text:style-name="P29"/>
      <text:p text:style-name="P30"/>
      <text:p text:style-name="P31"/>
      <text:p text:style-name="P32"/>
      <text:p text:style-name="P33">Docente de Laboratório: André Vasconcelos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soft-page-break/>
      <text:p text:style-name="P41">Criação e População da Base de Dados</text:p>
      <text:p text:style-name="P42"/>
      <text:p text:style-name="P43"><text:span text:style-name="T44">Tendo em conta o número elevado de registos (comando “insert” em</text:span><text:span text:style-name="T45"><text:s/>SQL) requeridos, criámos um script em Python3 que criou e preencheu o ficheiro<text:s/></text:span><text:span text:style-name="T46">“populate.sql”</text:span><text:span text:style-name="T47">.</text:span></text:p>
      <text:p text:style-name="P48"/>
      <text:p text:style-name="P49"><text:span text:style-name="T50">Cada função do script foi otimizada de acordo com o ficheiro<text:s/></text:span><text:span text:style-name="T51">“schema.sql”</text:span><text:span text:style-name="T52">, onde está especificado a criação das múltiplas tabelas referentes à base de dados qu</text:span><text:span text:style-name="T53">e representa o esquema racional do Anexo A em linguagem PostgreSQL. Os “drop table” iniciais servem para limpar os dados da base de dados antes de ser populada outra vez usando o<text:s/></text:span><text:span text:style-name="T54">“populate.sql”</text:span><text:span text:style-name="T55">.</text:span></text:p>
      <text:p text:style-name="P56"/>
      <text:p text:style-name="P57">drop table if exists Solicita cascade;</text:p>
      <text:p text:style-name="P58">drop table if<text:s/>exists SegmentoVideo cascade;</text:p>
      <text:p text:style-name="P59">drop table if exists Video cascade;</text:p>
      <text:p text:style-name="P60">drop table if exists Vigia cascade;</text:p>
      <text:p text:style-name="P61">drop table if exists Camara cascade;</text:p>
      <text:p text:style-name="P62">drop table if exists EventoEmergencia cascade;</text:p>
      <text:p text:style-name="P63">drop table if exists Locais cascade;</text:p>
      <text:p text:style-name="P64">drop table if exists Audita cascade;</text:p>
      <text:p text:style-name="P65">drop table if exists Transporta cascade;</text:p>
      <text:p text:style-name="P66">drop table if exists MeioCombate cascade;</text:p>
      <text:p text:style-name="P67">drop table if exists Alocado cascade;</text:p>
      <text:p text:style-name="P68">drop table if exists MeioSocorro cascade;</text:p>
      <text:p text:style-name="P69">drop table if exists Aciona cascade;</text:p>
      <text:p text:style-name="P70">drop table if exists MeioApoio cascade;</text:p>
      <text:p text:style-name="P71">drop table if exists ProcessoSocorro cascade;</text:p>
      <text:p text:style-name="P72">drop table if exists Coordenador cascade;</text:p>
      <text:p text:style-name="P73">drop table if exists Meio cascade;</text:p>
      <text:p text:style-name="P74">drop table if exists EntidadeMeio cascade;</text:p>
      <text:p text:style-name="P75"/>
      <text:list text:style-name="LFO2" text:continue-numbering="true">
        <text:list-item>
          <text:p text:style-name="P76"><text:span text:style-name="T77">A entidade<text:s/></text:span><text:span text:style-name="T78">“Camara”</text:span><text:span text:style-name="T79"><text:s/>tem uma chave primária que corresponde a um inteiro com o nome de numCamara.</text:span></text:p>
        </text:list-item>
      </text:list>
      <text:p text:style-name="P80"/>
      <text:p text:style-name="P81">create table Camara</text:p>
      <text:p text:style-name="P82"><text:s text:c="4"/>(numCamara int not null unique,</text:p>
      <text:p text:style-name="P83"><text:s text:c="4"/>constraint pk_camara primary key(numCamara));</text:p>
      <text:p text:style-name="P84"/>
      <text:p text:style-name="P85"/>
      <text:list text:style-name="LFO2" text:continue-numbering="true">
        <text:list-item>
          <text:p text:style-name="P86"><text:span text:style-name="T87">A entidade<text:s/></text:span><text:span text:style-name="T88">“Video”</text:span><text:span text:style-name="T89"><text:s/>é uma entidade fraca, cuja chave primária corresponde a um<text:s/></text:span><text:span text:style-name="T90">timestamp</text:span><text:span text:style-name="T91"><text:s/>(com o formato YYYY-MM-DD HH:MM:SS) com o nome dataHoraInicio,<text:s/></text:span><text:span text:style-name="T92">e tem uma<text:s/></text:span><text:span text:style-name="T93">foreign key</text:span><text:span text:style-name="T94"><text:s/>que corresponde ao numCamara que o vídeo está associado. A dataHoraFim tem de ser superior a dataHoraInicio.</text:span></text:p>
        </text:list-item>
      </text:list>
      <text:p text:style-name="P95"/>
      <text:p text:style-name="P96">create table Video</text:p>
      <text:p text:style-name="P97"><text:s text:c="4"/>(dataHoraInicio timestamp not null,</text:p>
      <text:p text:style-name="P98"><text:s text:c="4"/>dataHoraFim timestamp not null,</text:p>
      <text:p text:style-name="P99"><text:s text:c="4"/>numCamara int not<text:s/>null ,</text:p>
      <text:p text:style-name="P100"><text:s text:c="4"/>constraint pk_video primary key (dataHoraInicio),</text:p>
      <text:p text:style-name="P101"><text:s text:c="4"/>constraint fk_camara foreign key (numCamara) references Video(numCamara),</text:p>
      <text:p text:style-name="P102"><text:s text:c="4"/>constraint chk_video_time check (dataHoraFim &gt; dataHoraInicio));</text:p>
      <text:p text:style-name="P103"/>
      <text:p text:style-name="P104"/>
      <text:list text:style-name="LFO2" text:continue-numbering="true">
        <text:list-item>
          <text:p text:style-name="P105"><text:span text:style-name="T106">A entidade<text:s/></text:span><text:span text:style-name="T107">“SegmentoVideo”</text:span><text:span text:style-name="T108"><text:s/>é uma entidade frac</text:span><text:span text:style-name="T109">a, cuja chave primária corresponde a uma chave composta entre o numCamara, o numSegmento e a dataHoraInicio. O numCamara é uma<text:s/></text:span><text:span text:style-name="T110">foreign key</text:span><text:span text:style-name="T111"><text:s/>que provém da Camara a que o Video está associado. A dataHoraInicio é uma<text:s/></text:span><text:span text:style-name="T112">foreign key</text:span><text:span text:style-name="T113"><text:s/>que provém do Video.</text:span></text:p>
        </text:list-item>
      </text:list>
      <text:soft-page-break/>
      <text:p text:style-name="P114">create table SegmentoVideo</text:p>
      <text:p text:style-name="P115"><text:s text:c="4"/>(numSegmento int not null ,</text:p>
      <text:p text:style-name="P116"><text:s text:c="4"/>duracao int not null,</text:p>
      <text:p text:style-name="P117"><text:s text:c="4"/>dataHoraInicio timestamp not null,</text:p>
      <text:p text:style-name="P118"><text:s text:c="4"/>numCamara int not null ,</text:p>
      <text:p text:style-name="P119"><text:s text:c="4"/>constraint pk_segment primary key (numCamara, numSegmento, dataHoraInicio),</text:p>
      <text:p text:style-name="P120"><text:s text:c="4"/>constraint fk_camara foreign key (numCamara) references Video(numCamara),</text:p>
      <text:p text:style-name="P121"><text:s text:c="4"/>constraint fk_dataHoraInicio foreign key (dataHoraInicio) references Video(dataHoraInicio));</text:p>
      <text:p text:style-name="P122"/>
      <text:p text:style-name="P123"/>
      <text:list text:style-name="LFO2" text:continue-numbering="true">
        <text:list-item>
          <text:p text:style-name="P124"><text:span text:style-name="T125">A entidade<text:s/></text:span><text:span text:style-name="T126">“Locais”</text:span><text:span text:style-name="T127"><text:s/>tem uma chave primária que corresponde a um<text:s/></text:span><text:span text:style-name="T128">string</text:span><text:span text:style-name="T129"><text:s/>de tamanho variável que tem o n</text:span><text:span text:style-name="T130">ome de moradaLocal.</text:span></text:p>
        </text:list-item>
      </text:list>
      <text:p text:style-name="P131"/>
      <text:p text:style-name="P132">create table Locais</text:p>
      <text:p text:style-name="P133"><text:tab/>(moradaLocal varchar(255) not null unique,</text:p>
      <text:p text:style-name="P134"><text:tab/>constraint pk_local primary key (moradaLocal));</text:p>
      <text:p text:style-name="P135"/>
      <text:p text:style-name="P136"/>
      <text:list text:style-name="LFO2" text:continue-numbering="true">
        <text:list-item>
          <text:p text:style-name="P137"><text:span text:style-name="T138">A entidade<text:s/></text:span><text:span text:style-name="T139">“Vigia”</text:span><text:span text:style-name="T140"><text:s/>tem duas<text:s/></text:span><text:span text:style-name="T141">foreign key</text:span><text:span text:style-name="T142">: moradaLocal que provém de Locais e numCamara que provém de Camara.</text:span></text:p>
        </text:list-item>
      </text:list>
      <text:p text:style-name="P143"/>
      <text:p text:style-name="P144">create table Vigia</text:p>
      <text:p text:style-name="P145"><text:tab/>(moradaLocal varchar(255) not null,</text:p>
      <text:p text:style-name="P146"><text:tab/>numCamara int not null unique,</text:p>
      <text:p text:style-name="P147"><text:tab/>constraint fk_local foreign key (moradaLocal) references Locais(moradaLocal),</text:p>
      <text:p text:style-name="P148"><text:tab/>constraint fk_camara foreign key (numCamara) references Camara(numCamara));</text:p>
      <text:p text:style-name="P149"/>
      <text:p text:style-name="P150"/>
      <text:list text:style-name="LFO2" text:continue-numbering="true">
        <text:list-item>
          <text:p text:style-name="P151"><text:span text:style-name="T152">A tabela<text:s/></text:span><text:span text:style-name="T153">“</text:span><text:span text:style-name="T154">ProcessoSocorro”</text:span><text:span text:style-name="T155"><text:s/>tem uma chave primária que corresponde a um inteiro e tem o nome de numProcessoSocorro.</text:span></text:p>
        </text:list-item>
      </text:list>
      <text:p text:style-name="P156"/>
      <text:p text:style-name="P157">create table ProcessoSocorro</text:p>
      <text:p text:style-name="P158"><text:tab/>(numProcessoSocorro int not null unique,</text:p>
      <text:p text:style-name="P159"><text:tab/>constraint pk_numProcessoSocorro primary key (numProcessoSocorro));</text:p>
      <text:p text:style-name="P160"/>
      <text:p text:style-name="P161"/>
      <text:list text:style-name="LFO2" text:continue-numbering="true">
        <text:list-item>
          <text:p text:style-name="P162"><text:span text:style-name="T163">A entida</text:span><text:span text:style-name="T164">de<text:s/></text:span><text:span text:style-name="T165">“EventoEmergencia”</text:span><text:span text:style-name="T166"><text:s/>tem uma chave primária que corresponde a uma chave composta entre o numTelefone, que é uma<text:s/></text:span><text:span text:style-name="T167">string</text:span><text:span text:style-name="T168"><text:s/>de tamanho fixo 9, e o nomePessoa, que corresponde a uma<text:s/></text:span><text:span text:style-name="T169">string</text:span><text:span text:style-name="T170"><text:s/>de tamanho variável. A moradaLocal é uma<text:s/></text:span><text:span text:style-name="T171">foreign key</text:span><text:span text:style-name="T172"><text:s/>que provém de Locai</text:span><text:span text:style-name="T173">s e o numProcessoSocorro é uma foreign key que provém de ProcessoSocorro.</text:span></text:p>
        </text:list-item>
      </text:list>
      <text:p text:style-name="P174"/>
      <text:p text:style-name="P175">create table EventoEmergencia</text:p>
      <text:p text:style-name="P176"><text:tab/>(numTelefone char(9) not null,</text:p>
      <text:p text:style-name="P177"><text:tab/>instanteChamada timestamp not null,</text:p>
      <text:p text:style-name="P178"><text:tab/>nomePessoa varchar(30) not null,</text:p>
      <text:p text:style-name="P179"><text:tab/>moradaLocal varchar(255) not null,</text:p>
      <text:p text:style-name="P180"><text:tab/>numProcessoSocorro int,</text:p>
      <text:p text:style-name="P181"><text:tab/>constraint pk_witness primary key(numTelefone, nomePessoa),</text:p>
      <text:p text:style-name="P182"><text:tab/>constraint fk_local foreign key (moradaLocal) references Locais(moradaLocal),</text:p>
      <text:p text:style-name="P183"><text:tab/>constraint fk_numProcessoSocorro foreign key (numProcessoSocorro) references<text:s/>ProcessoSocorro(numProcessoSocorro));</text:p>
      <text:p text:style-name="P184"/>
      <text:p text:style-name="P185"/>
      <text:list text:style-name="LFO2" text:continue-numbering="true">
        <text:list-item>
          <text:p text:style-name="P186"><text:span text:style-name="T187">A entidade<text:s/></text:span><text:span text:style-name="T188">“EntidadeMeio”</text:span><text:span text:style-name="T189"><text:s/>tem uma chave primária que é uma<text:s/></text:span><text:span text:style-name="T190">string</text:span><text:span text:style-name="T191"><text:s/>de tamanho varíavel, que tem nome de nomeEntidade.</text:span></text:p>
        </text:list-item>
      </text:list>
      <text:p text:style-name="P192"/>
      <text:p text:style-name="P193"/>
      <text:p text:style-name="P194">create table EntidadeMeio</text:p>
      <text:p text:style-name="P195"><text:tab/>(nomeEntidade varchar(20) not null unique,</text:p>
      <text:p text:style-name="P196"><text:tab/>constraint<text:s/>pk_nomeEntidade primary key (nomeEntidade));</text:p>
      <text:p text:style-name="P197"/>
      <text:p text:style-name="P198"/>
      <text:list text:style-name="LFO2" text:continue-numbering="true">
        <text:list-item>
          <text:p text:style-name="P199"><text:span text:style-name="T200">A entidade<text:s/></text:span><text:span text:style-name="T201">“Meio”</text:span><text:span text:style-name="T202"><text:s/>tem uma chave primária que corresponde a uma chave composta entre o numMeio, que é um inteiro, e o nomeEntidade, que é uma<text:s/></text:span><text:span text:style-name="T203">foreign key</text:span><text:span text:style-name="T204"><text:s/>que provém de EntidadeMeio.</text:span></text:p>
        </text:list-item>
      </text:list>
      <text:p text:style-name="P205"/>
      <text:p text:style-name="P206">create table Meio</text:p>
      <text:p text:style-name="P207"><text:tab/>(numMeio<text:s/>int not null,</text:p>
      <text:p text:style-name="P208"><text:tab/>nomeMeio varchar(30) not null,</text:p>
      <text:p text:style-name="P209"><text:tab/>nomeEntidade varchar(20) not null,</text:p>
      <text:p text:style-name="P210"><text:tab/>constraint pk_meio primary key (numMeio, nomeEntidade),</text:p>
      <text:p text:style-name="P211"><text:tab/>constraint fk_nomeEntidade foreign key (nomeEntidade) references EntidadeMeio(nomeEntidade));</text:p>
      <text:p text:style-name="P212"/>
      <text:p text:style-name="P213"/>
      <text:list text:style-name="LFO2" text:continue-numbering="true">
        <text:list-item>
          <text:p text:style-name="P214"><text:span text:style-name="T215">A entidade<text:s/></text:span><text:span text:style-name="T216">“MeioCom</text:span><text:span text:style-name="T217">bate”</text:span><text:span text:style-name="T218"><text:s/>tem uma chave primária, que corresponde a uma<text:s/></text:span><text:span text:style-name="T219">foreign key</text:span><text:span text:style-name="T220"><text:s/>composta entre o numMeio e o nomeEntidade que provém de Meio.</text:span></text:p>
        </text:list-item>
      </text:list>
      <text:p text:style-name="P221"/>
      <text:p text:style-name="P222">create table MeioCombate</text:p>
      <text:p text:style-name="P223"><text:tab/>(numMeio int not null,</text:p>
      <text:p text:style-name="P224"><text:tab/>nomeEntidade varchar(20) not null,</text:p>
      <text:p text:style-name="P225"><text:tab/>constraint pk_meioCombate primary key (numMeio, nomeEntidade),</text:p>
      <text:p text:style-name="P226"><text:tab/>constraint fk_meio foreign key (numMeio, nomeEntidade) references Meio(numMeio, nomeEntidade));</text:p>
      <text:p text:style-name="P227"/>
      <text:p text:style-name="P228"/>
      <text:list text:style-name="LFO2" text:continue-numbering="true">
        <text:list-item>
          <text:p text:style-name="P229"><text:span text:style-name="T230">A entidade<text:s/></text:span><text:span text:style-name="T231">“MeioApoio”</text:span><text:span text:style-name="T232"><text:s/>tem uma chave primária, que corresponde a uma<text:s/></text:span><text:span text:style-name="T233">foreign key</text:span><text:span text:style-name="T234"><text:s/>composta entre o numMeio e o nomeEntidade que provém de<text:s/></text:span><text:span text:style-name="T235">Meio.</text:span></text:p>
        </text:list-item>
      </text:list>
      <text:p text:style-name="P236"/>
      <text:p text:style-name="P237">create table MeioApoio</text:p>
      <text:p text:style-name="P238"><text:tab/>(numMeio int not null,</text:p>
      <text:p text:style-name="P239"><text:tab/>nomeEntidade varchar(20) not null,</text:p>
      <text:p text:style-name="P240"><text:tab/>constraint pk_meioApoio primary key (numMeio, nomeEntidade),</text:p>
      <text:p text:style-name="P241"><text:tab/>constraint fk_meio foreign key (numMeio, nomeEntidade) references Meio(numMeio,<text:s/>nomeEntidade));</text:p>
      <text:p text:style-name="P242"/>
      <text:p text:style-name="P243"/>
      <text:list text:style-name="LFO2" text:continue-numbering="true">
        <text:list-item>
          <text:p text:style-name="P244"><text:span text:style-name="T245">A entidade<text:s/></text:span><text:span text:style-name="T246">“MeioSocorro”</text:span><text:span text:style-name="T247"><text:s/>tem uma chave primária, que corresponde a uma<text:s/></text:span><text:span text:style-name="T248">foreign key</text:span><text:span text:style-name="T249"><text:s/>composta entre o numMeio e o nomeEntidade que provém de Meio.</text:span></text:p>
        </text:list-item>
      </text:list>
      <text:p text:style-name="P250"/>
      <text:p text:style-name="P251">create table MeioSocorro</text:p>
      <text:p text:style-name="P252"><text:tab/>(numMeio int not null,</text:p>
      <text:p text:style-name="P253"><text:tab/>nomeEntidade varchar(20) not null,</text:p>
      <text:p text:style-name="P254"><text:tab/>constraint fk_meioSocorro primary key (numMeio, nomeEntidade),</text:p>
      <text:p text:style-name="P255"><text:tab/>constraint fk_meio foreign key (numMeio, nomeEntidade) references Meio(numMeio, nomeEntidade));</text:p>
      <text:p text:style-name="P256"/>
      <text:p text:style-name="P257"/>
      <text:list text:style-name="LFO2" text:continue-numbering="true">
        <text:list-item>
          <text:p text:style-name="P258"><text:span text:style-name="T259">A entidade<text:s/></text:span><text:span text:style-name="T260">“Transporta”</text:span><text:span text:style-name="T261"><text:s/>tem uma<text:s/></text:span><text:span text:style-name="T262">foreign key</text:span><text:span text:style-name="T263"><text:s/>composta entre o numMeio e o nomeEntidade que prov</text:span><text:span text:style-name="T264">ém de MeioSocorro e a<text:s/></text:span><text:span text:style-name="T265">foreign key</text:span><text:span text:style-name="T266"><text:s/>numProcessoSocorro que provém de ProcessoSocorro.</text:span></text:p>
        </text:list-item>
      </text:list>
      <text:p text:style-name="P267"/>
      <text:p text:style-name="P268">create table Transporta</text:p>
      <text:p text:style-name="P269"><text:tab/>(numMeio int not null,</text:p>
      <text:p text:style-name="P270"><text:tab/>nomeEntidade varchar(20) not null,</text:p>
      <text:soft-page-break/>
      <text:p text:style-name="P271"><text:tab/>numVitimas int not null ,</text:p>
      <text:p text:style-name="P272"><text:tab/>numProcessoSocorro int not null,</text:p>
      <text:p text:style-name="P273"><text:tab/>constraint fk_meio foreign key (numMeio, nomeEntidade) references MeioSocorro(numMeio, nomeEntidade),</text:p>
      <text:p text:style-name="P274"><text:tab/>constraint numProcessoSocorro foreign key (numProcessoSocorro) references ProcessoSocorro(numProcessoSocorro));</text:p>
      <text:p text:style-name="P275"/>
      <text:p text:style-name="P276"/>
      <text:list text:style-name="LFO2" text:continue-numbering="true">
        <text:list-item>
          <text:p text:style-name="P277"><text:span text:style-name="T278">A entidade<text:s/></text:span><text:span text:style-name="T279">“Alocado”</text:span><text:span text:style-name="T280"><text:s/>tem uma<text:s/></text:span><text:span text:style-name="T281">foreign key</text:span><text:span text:style-name="T282"><text:s/>composta entre o<text:s/></text:span><text:span text:style-name="T283">numMeio e o nomeEntidade que provém de MeioApoio e a<text:s/></text:span><text:span text:style-name="T284">foreign key</text:span><text:span text:style-name="T285"><text:s/>numProcessoSocorro que provém de ProcessoSocorro.</text:span></text:p>
        </text:list-item>
      </text:list>
      <text:p text:style-name="P286"/>
      <text:p text:style-name="P287">create table Alocado</text:p>
      <text:p text:style-name="P288"><text:tab/>(numMeio int not null,</text:p>
      <text:p text:style-name="P289"><text:tab/>nomeEntidade varchar(20) not null,</text:p>
      <text:p text:style-name="P290"><text:tab/>numHoras int not null ,</text:p>
      <text:p text:style-name="P291"><text:tab/>numProcessoSocorro int,</text:p>
      <text:p text:style-name="P292"><text:tab/>constraint fk_meio foreign key (numMeio, nomeEntidade) references MeioApoio(numMeio, nomeEntidade),</text:p>
      <text:p text:style-name="P293"><text:tab/>constraint numProcessoSocorro foreign key (numProcessoSocorro) references ProcessoSocorro(numProcessoSocorro));</text:p>
      <text:p text:style-name="P294"/>
      <text:p text:style-name="P295"/>
      <text:list text:style-name="LFO2" text:continue-numbering="true">
        <text:list-item>
          <text:p text:style-name="P296"><text:span text:style-name="T297">A entidade<text:s/></text:span><text:span text:style-name="T298">“Aciona”</text:span><text:span text:style-name="T299"><text:s/>tem uma chave primária compos</text:span><text:span text:style-name="T300">ta entre o numMeio, nomeEntidade – que são uma<text:s/></text:span><text:span text:style-name="T301">foreign key</text:span><text:span text:style-name="T302"><text:s/>que provém de Meio – e numProcessoSocorro, que é uma<text:s/></text:span><text:span text:style-name="T303">foreign key</text:span><text:span text:style-name="T304"><text:s/>de ProcessSocorro.</text:span></text:p>
        </text:list-item>
      </text:list>
      <text:p text:style-name="P305"/>
      <text:p text:style-name="P306">create table Aciona</text:p>
      <text:p text:style-name="P307"><text:tab/>(numMeio int not null,</text:p>
      <text:p text:style-name="P308"><text:tab/>nomeEntidade varchar(20) not null,</text:p>
      <text:p text:style-name="P309"><text:tab/>numProcessoSocorro int not null,</text:p>
      <text:p text:style-name="P310"><text:tab/>constraint pk_aciona primary key (numMeio, nomeEntidade, numProcessoSocorro),</text:p>
      <text:p text:style-name="P311"><text:tab/>constraint fk_meio foreign key (numMeio, nomeEntidade) references Meio(numMeio, nomeEntidade),</text:p>
      <text:p text:style-name="P312"><text:tab/>constraint numProcessoSocorro foreign key (numProcessoSocorro) references ProcessoSocorro(numProcessoSocorro));</text:p>
      <text:p text:style-name="P313"/>
      <text:p text:style-name="P314"/>
      <text:list text:style-name="LFO2" text:continue-numbering="true">
        <text:list-item>
          <text:p text:style-name="P315"><text:span text:style-name="T316">A entidade<text:s/></text:span><text:span text:style-name="T317">“Coordenador”</text:span><text:span text:style-name="T318"><text:s/>tem uma chave primária que corresponde a um inteiro, que tem nome de idCoordenador.</text:span></text:p>
        </text:list-item>
      </text:list>
      <text:p text:style-name="P319"/>
      <text:p text:style-name="P320">create table Coordenador</text:p>
      <text:p text:style-name="P321"><text:tab/>(idCoordenador int not null unique ,</text:p>
      <text:p text:style-name="P322"><text:tab/>constraint idCoordenador primary key<text:s/>(idCoordenador));</text:p>
      <text:p text:style-name="P323"/>
      <text:p text:style-name="P324"/>
      <text:list text:style-name="LFO2" text:continue-numbering="true">
        <text:list-item>
          <text:p text:style-name="P325"><text:span text:style-name="T326">A entidade<text:s/></text:span><text:span text:style-name="T327">“Audita”</text:span><text:span text:style-name="T328"><text:s/>tem uma<text:s/></text:span><text:span text:style-name="T329">foreign key</text:span><text:span text:style-name="T330"><text:s/>composta entre numMeio, nomeEntidade e numProcessoSocorro que provêm de Aciona e uma<text:s/></text:span><text:span text:style-name="T331">foreign key</text:span><text:span text:style-name="T332"><text:s/>idCoordenador que provém de Coordenador. A datahoraInicio tem de ser inferior à<text:s/></text:span><text:span text:style-name="T333">datahoraFim (do tipo YYYY-MM-DD HH:MM:SS, e dataAuditoria tem de ser inferior ou igual à atual data (do tipo YYYY-MM-DD).</text:span></text:p>
        </text:list-item>
      </text:list>
      <text:p text:style-name="P334"/>
      <text:p text:style-name="P335">create table Audita</text:p>
      <text:p text:style-name="P336"><text:tab/>(idCoordenador int not null,</text:p>
      <text:p text:style-name="P337"><text:tab/>numMeio int not null,</text:p>
      <text:p text:style-name="P338"><text:tab/>nomeEntidade varchar(20) not null,</text:p>
      <text:p text:style-name="P339"><text:tab/>numProcessoSocorro int,</text:p>
      <text:p text:style-name="P340"><text:tab/>datahoraInicio timestamp not null,</text:p>
      <text:p text:style-name="P341"><text:tab/>datahoraFim timestamp not null,</text:p>
      <text:p text:style-name="P342"><text:tab/>dataAuditoria date not null,</text:p>
      <text:soft-page-break/>
      <text:p text:style-name="P343"><text:tab/>texto text not null,</text:p>
      <text:p text:style-name="P344"><text:tab/>constraint numMeio foreign key (numMeio, nomeEntidade, numProcessoSocorro) references Aciona(numMeio, nomeEntidade, numProcessoSocorro),</text:p>
      <text:p text:style-name="P345"><text:tab/>constraint idCoordenador foreign key (idCoordenador) references Coordenador(idCoordenador),</text:p>
      <text:p text:style-name="P346"><text:tab/>constraint chk_audit_time check (datahoraInicio &lt; datahoraFim),</text:p>
      <text:p text:style-name="P347"><text:tab/>constraint chk_audit_date check (dataAuditoria &lt;= current_date));</text:p>
      <text:p text:style-name="P348"/>
      <text:p text:style-name="P349"/>
      <text:list text:style-name="LFO2" text:continue-numbering="true">
        <text:list-item>
          <text:p text:style-name="P350"><text:span text:style-name="T351">A entidade<text:s/></text:span><text:span text:style-name="T352">“Solicita”</text:span><text:span text:style-name="T353"><text:s/>tem</text:span><text:span text:style-name="T354"><text:s/>uma<text:s/></text:span><text:span text:style-name="T355">foreign key</text:span><text:span text:style-name="T356"><text:s/>idCoordenador que provém do Coordenador, uma<text:s/></text:span><text:span text:style-name="T357">foreign key</text:span><text:span text:style-name="T358"><text:s/>dataHoraInicioVideo que provém de Video e uma<text:s/></text:span><text:span text:style-name="T359">foreign key</text:span><text:span text:style-name="T360"><text:s/>numCamara que vem da Camara.</text:span></text:p>
        </text:list-item>
      </text:list>
      <text:p text:style-name="P361"/>
      <text:p text:style-name="P362">create table Solicita</text:p>
      <text:p text:style-name="P363"><text:tab/>(idCoordenador int not null,</text:p>
      <text:p text:style-name="P364"><text:tab/>dataHoraInicioVideo timestamp not null,</text:p>
      <text:p text:style-name="P365"><text:tab/>numCamara int not null,</text:p>
      <text:p text:style-name="P366"><text:tab/>dataHoraInicio timestamp not null,</text:p>
      <text:p text:style-name="P367"><text:tab/>dataHoraFim timestamp not null,</text:p>
      <text:p text:style-name="P368"><text:tab/>constraint idCoordenador foreign key (idCoordenador) references Coordenador(idCoordenador),</text:p>
      <text:p text:style-name="P369"><text:tab/>constraint dataHoraInicioVideo foreign key (dataHoraInicioVideo) references Video(dataHoraInicio),</text:p>
      <text:p text:style-name="P370"><text:tab/>constraint numCamara foreign key (numCamara) references Camara(numCamara));</text:p>
      <text:p text:style-name="P371"/>
      <text:p text:style-name="P372"/>
      <text:p text:style-name="P373"/>
      <text:p text:style-name="P374">Consultas SQL</text:p>
      <text:p text:style-name="P375"/>
      <text:p text:style-name="P376">As seguintes consultas SQL pretendem responder às consultas do enunciado:</text:p>
      <text:list text:style-name="LFO3" text:continue-numbering="true">
        <text:list-item>
          <text:p text:style-name="P377">SELECT numprocessosocorro FROM aciona</text:p>
        </text:list-item>
      </text:list>
      <text:p text:style-name="P378">GROUP BY<text:s/>numprocessosocorro</text:p>
      <text:p text:style-name="P379">HAVING COUNT(nummeio) &gt;= ALL(SELECT COUNT(nummeio) FROM aciona</text:p>
      <text:p text:style-name="P380">GROUP BY numprocessosocorro);</text:p>
      <text:p text:style-name="P381"/>
      <text:list text:style-name="LFO3" text:continue-numbering="true">
        <text:list-item>
          <text:p text:style-name="P382">SELECT nomeentidade FROM eventoemergencia NATURAL JOIN aciona</text:p>
        </text:list-item>
      </text:list>
      <text:p text:style-name="P383">WHERE instantechamada &lt;= ‘2018-09-23 23:59:59’</text:p>
      <text:p text:style-name="P384">AND instantechamada &gt;= ‘2018-06-21<text:s/>00:00:00’</text:p>
      <text:p text:style-name="P385">GROUP BY nomeentidade HAVING COUNT(numprocessosocorro) &gt;= ALL</text:p>
      <text:p text:style-name="P386">(SELECT COUNT(numprocessosocorro) FROM eventoemergencia</text:p>
      <text:p text:style-name="P387">NATURAL JOIN aciona WHERE instantechamada &lt;= ‘2018-09-23 23:59:59 AND instantechamada &gt;= ‘2018-06-21 00:00:00’ GROUP BY nomeentidade);</text:p>
      <text:p text:style-name="P388"/>
      <text:list text:style-name="LFO3" text:continue-numbering="true">
        <text:list-item>
          <text:p text:style-name="P389">SELECT numprocessosocorro FROM eventoemergencia NATURAL JOIN aciona</text:p>
        </text:list-item>
      </text:list>
      <text:p text:style-name="P390">WHERE moradalocal = ‘Oliveira do Hospital’ AND instantechamada &gt;= ‘2018-01-01 00:00:00’ AND instantechamada &lt;= ‘2018-12-31 23:59:00’</text:p>
      <text:p text:style-name="P391">AND numprocessosocorro NOT IN (SELECT numprocessosocorro FROM audita);</text:p>
      <text:p text:style-name="P392"/>
      <text:list text:style-name="LFO3" text:continue-numbering="true">
        <text:list-item>
          <text:p text:style-name="P393">SELECT COUNT(numsegmento)</text:p>
        </text:list-item>
      </text:list>
      <text:p text:style-name="P394">FROM segmentovideo NATURAL JOIN video NATURAL JOIN vigia</text:p>
      <text:p text:style-name="P395">WHERE duração &gt; 60 AND moradalocal = ‘Monchique’</text:p>
      <text:p text:style-name="P396">AND datahorafim &lt;= ‘2018-08-31 23:59’ AND datahorainicio &gt;= ‘2018-08-01 00:00’;</text:p>
      <text:p text:style-name="P397"/>
      <text:list text:style-name="LFO3" text:continue-numbering="true">
        <text:list-item>
          <text:p text:style-name="P398">SELECT<text:s/>nummeio, nomeentidade FROM meiocombate</text:p>
        </text:list-item>
      </text:list>
      <text:p text:style-name="P399">EXCEPT (SELECT nummeio, nomeentidade FROM alocado</text:p>
      <text:p text:style-name="P400">GROUP BY nummeio, nomeentidade);</text:p>
      <text:p text:style-name="P401"/>
      <text:p text:style-name="P402"/>
      <text:list text:style-name="LFO3" text:continue-numbering="true">
        <text:list-item>
          <text:p text:style-name="P403">SELECT nomeentidade FROM meiocombate NATURAL JOIN aciona</text:p>
        </text:list-item>
      </text:list>
      <text:p text:style-name="P404">WHERE NOT EXISTS (SELECT numprocessosocorro FROM processosocorro</text:p>
      <text:p text:style-name="P405">EXCEPT SELECT numprocessosocorro FROM aciona);</text:p>
      <text:p text:style-name="P406"/>
      <text:p text:style-name="P407"/>
      <text:p text:style-name="P408">Aplicação desenvolvida em PHP</text:p>
      <text:p text:style-name="P409"/>
      <text:p text:style-name="P410">A aplicação PHP está estruturada da seguinte forma:</text:p>
      <text:p text:style-name="P411"><text:tab/></text:p>
      <text:list text:style-name="LFO5" text:continue-numbering="true">
        <text:list-item>
          <text:p text:style-name="P412">Um ficheiro index.php que serve como interface para o programa, onde é possível executar todas as ações pedidas no enunciado. Permite também ver todas as tabelas editáveis (Locais, Eventos de emergência, Processos de socorro, Meios, Entidades, Meio de combate, Meio de socorro e Meio de apoio), de forma a facilitar a visualização das alterações à base de dados.</text:p>
        </text:list-item>
        <text:list-item>
          <text:p text:style-name="P413">Vários ficheiros PHP com scripts para adicionar elementos às tabelas.</text:p>
        </text:list-item>
        <text:list-item>
          <text:p text:style-name="P414">2 ficheiros PHP para associar processos de socorro a meios e processos de socorro a eventos de emergência.</text:p>
        </text:list-item>
        <text:list-item>
          <text:p text:style-name="P415">Um ficheiro config.php para configurar a ligação à base de dados.</text:p>
        </text:list-item>
        <text:list-item>
          <text:p text:style-name="P416">Um ficheiro deleteFromTable.php para apagar elementos das tabelas.</text:p>
        </text:list-item>
        <text:list-item>
          <text:p text:style-name="P417">Dois ficheiros<text:s/>para listar meios acionados num certo local e processos de socorro associados a um local.</text:p>
        </text:list-item>
        <text:list-item>
          <text:p text:style-name="P418">Dois ficheiros para atualizar o conteúdo das tabelas meio de combate, meio de socorro e meio de apoio.</text:p>
        </text:list-item>
      </text:list>
      <text:p text:style-name="P419"/>
      <text:p text:style-name="P420"><text:span text:style-name="T421">Através de forms e links inseridos no ficheiros index.php, este ficheiro permite realizar ações como adicionar, editar ou remover entradas das tabelas, executando outros<text:s/></text:span><text:span text:style-name="T422">scripts</text:span><text:span text:style-name="T423">. Os botões de apagar e editar estão ao lado de cada entrada na tabela e o campos de input para adicionar elementos a cada tabela estão no topo das mesmas.</text:span></text:p>
      <text:p text:style-name="P424"/>
      <text:p text:style-name="P425">No topo de todas as tabelas estão quatro secções:</text:p>
      <text:list text:style-name="LFO6" text:continue-numbering="true">
        <text:list-item>
          <text:p text:style-name="P426">A primeira permite<text:s/>listar os meios de socorro acionados em processos de socorro originados num determinado local (inserido no campo de input respetivo).</text:p>
        </text:list-item>
        <text:list-item>
          <text:p text:style-name="P427">A segunda permite listar os meios acionados num determinado processo (inserido no campo de input respetivo).</text:p>
        </text:list-item>
        <text:list-item>
          <text:p text:style-name="P428">A terceira permite associar um processo de socorro a meios.</text:p>
        </text:list-item>
        <text:list-item>
          <text:p text:style-name="P429">A última permite associar processos de socorro a eventos de emergência.</text:p>
        </text:list-item>
      </text:list>
      <text:p text:style-name="P430"/>
      <text:p text:style-name="P431"><text:span text:style-name="T432">Com esta aplicação dão-se resposta a todas operações pedidas no enunciado, adicionando a funcionalidade de visualizar as tabelas que são editáveis diretam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guel Rocha</meta:initial-creator>
    <dc:creator>Artur Fortunato</dc:creator>
    <meta:creation-date>2018-11-29T18:35:00Z</meta:creation-date>
    <dc:date>2018-11-29T19:21:00Z</dc:date>
    <meta:template xlink:href="Normal" xlink:type="simple"/>
    <meta:editing-cycles>3</meta:editing-cycles>
    <meta:editing-duration>PT1680S</meta:editing-duration>
    <meta:document-statistic meta:page-count="7" meta:paragraph-count="27" meta:word-count="2115" meta:character-count="13513" meta:row-count="95" meta:non-whitespace-character-count="11425"/>
  </office:meta>
</office:document-meta>
</file>